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se Study</text:p>
          </table:table-cell>
          <table:table-cell office:value-type="string" calcext:value-type="string">
            <text:p>NumStates</text:p>
          </table:table-cell>
          <table:table-cell office:value-type="string" calcext:value-type="string">
            <text:p>Prism ValIter</text:p>
          </table:table-cell>
          <table:table-cell table:number-columns-repeated="3"/>
          <table:table-cell office:value-type="string" calcext:value-type="string">
            <text:p>Prism Gauss-Seidel</text:p>
          </table:table-cell>
          <table:table-cell table:number-columns-repeated="3"/>
          <table:table-cell office:value-type="string" calcext:value-type="string">
            <text:p>StoR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ps</text:p>
          </table:table-cell>
          <table:table-cell office:value-type="string" calcext:value-type="string">
            <text:p>Time refinement</text:p>
          </table:table-cell>
          <table:table-cell office:value-type="string" calcext:value-type="string">
            <text:p>Time overa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ime refinement</text:p>
          </table:table-cell>
          <table:table-cell office:value-type="string" calcext:value-type="string">
            <text:p>Time overa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ime refinement</text:p>
          </table:table-cell>
          <table:table-cell office:value-type="string" calcext:value-type="string">
            <text:p>Time overall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1_consensus2_3_2</text:p>
          </table:table-cell>
          <table:table-cell office:value-type="float" office:value="691" calcext:value-type="float">
            <text:p>69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083326097" calcext:value-type="float">
            <text:p>0.1083326097</text:p>
          </table:table-cell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" calcext:value-type="float">
            <text:p>0.12</text:p>
          </table:table-cell>
          <table:table-cell office:value-type="float" office:value="0.1083326097" calcext:value-type="float">
            <text:p>0.1083326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consensus2_4_2</text:p>
          </table:table-cell>
          <table:table-cell office:value-type="float" office:value="1517" calcext:value-type="float">
            <text:p>1517</text:p>
          </table:table-cell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office:value-type="float" office:value="0.21" calcext:value-type="float">
            <text:p>0.21</text:p>
          </table:table-cell>
          <table:table-cell office:value-type="float" office:value="0.0117359542999999" calcext:value-type="float">
            <text:p>0.0117359543</text:p>
          </table:table-cell>
          <table:table-cell office:value-type="float" office:value="3" calcext:value-type="float">
            <text:p>3</text:p>
          </table:table-cell>
          <table:table-cell office:value-type="float" office:value="0.024" calcext:value-type="float">
            <text:p>0.024</text:p>
          </table:table-cell>
          <table:table-cell office:value-type="float" office:value="0.189" calcext:value-type="float">
            <text:p>0.189</text:p>
          </table:table-cell>
          <table:table-cell office:value-type="float" office:value="0.0117359542999999" calcext:value-type="float">
            <text:p>0.0117359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consensus2_5_2</text:p>
          </table:table-cell>
          <table:table-cell office:value-type="float" office:value="3169" calcext:value-type="float">
            <text:p>3169</text:p>
          </table:table-cell>
          <table:table-cell office:value-type="float" office:value="3" calcext:value-type="float">
            <text:p>3</text:p>
          </table:table-cell>
          <table:table-cell office:value-type="float" office:value="0.045" calcext:value-type="float">
            <text:p>0.045</text:p>
          </table:table-cell>
          <table:table-cell office:value-type="float" office:value="0.35" calcext:value-type="float">
            <text:p>0.35</text:p>
          </table:table-cell>
          <table:table-cell office:value-type="float" office:value="0.00127138660000037" calcext:value-type="float">
            <text:p>0.0012713866</text:p>
          </table:table-cell>
          <table:table-cell office:value-type="float" office:value="3" calcext:value-type="float">
            <text:p>3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0127138660000037" calcext:value-type="float">
            <text:p>0.0012713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consensus3_3_2</text:p>
          </table:table-cell>
          <table:table-cell office:value-type="float" office:value="17455" calcext:value-type="float">
            <text:p>17455</text:p>
          </table:table-cell>
          <table:table-cell office:value-type="float" office:value="3" calcext:value-type="float">
            <text:p>3</text:p>
          </table:table-cell>
          <table:table-cell office:value-type="float" office:value="0.167" calcext:value-type="float">
            <text:p>0.167</text:p>
          </table:table-cell>
          <table:table-cell office:value-type="float" office:value="0.928" calcext:value-type="float">
            <text:p>0.928</text:p>
          </table:table-cell>
          <table:table-cell office:value-type="float" office:value="0.2290887555" calcext:value-type="float">
            <text:p>0.2290887555</text:p>
          </table:table-cell>
          <table:table-cell office:value-type="float" office:value="3" calcext:value-type="float">
            <text:p>3</text:p>
          </table:table-cell>
          <table:table-cell office:value-type="float" office:value="0.135" calcext:value-type="float">
            <text:p>0.135</text:p>
          </table:table-cell>
          <table:table-cell office:value-type="float" office:value="0.919" calcext:value-type="float">
            <text:p>0.919</text:p>
          </table:table-cell>
          <table:table-cell office:value-type="float" office:value="0.2290887555" calcext:value-type="float">
            <text:p>0.2290887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consensus3_4_2</text:p>
          </table:table-cell>
          <table:table-cell office:value-type="float" office:value="61017" calcext:value-type="float">
            <text:p>61017</text:p>
          </table:table-cell>
          <table:table-cell office:value-type="float" office:value="3" calcext:value-type="float">
            <text:p>3</text:p>
          </table:table-cell>
          <table:table-cell office:value-type="float" office:value="0.642" calcext:value-type="float">
            <text:p>0.642</text:p>
          </table:table-cell>
          <table:table-cell office:value-type="float" office:value="2.779" calcext:value-type="float">
            <text:p>2.779</text:p>
          </table:table-cell>
          <table:table-cell office:value-type="float" office:value="0.0524816579000002" calcext:value-type="float">
            <text:p>0.0524816579</text:p>
          </table:table-cell>
          <table:table-cell office:value-type="float" office:value="3" calcext:value-type="float">
            <text:p>3</text:p>
          </table:table-cell>
          <table:table-cell office:value-type="float" office:value="0.534" calcext:value-type="float">
            <text:p>0.534</text:p>
          </table:table-cell>
          <table:table-cell office:value-type="float" office:value="2.767" calcext:value-type="float">
            <text:p>2.767</text:p>
          </table:table-cell>
          <table:table-cell office:value-type="float" office:value="0.0524816579000002" calcext:value-type="float">
            <text:p>0.052481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consensus3_5_2</text:p>
          </table:table-cell>
          <table:table-cell office:value-type="float" office:value="181129" calcext:value-type="float">
            <text:p>181129</text:p>
          </table:table-cell>
          <table:table-cell office:value-type="float" office:value="3" calcext:value-type="float">
            <text:p>3</text:p>
          </table:table-cell>
          <table:table-cell office:value-type="float" office:value="2.049" calcext:value-type="float">
            <text:p>2.049</text:p>
          </table:table-cell>
          <table:table-cell office:value-type="float" office:value="6.751" calcext:value-type="float">
            <text:p>6.751</text:p>
          </table:table-cell>
          <table:table-cell office:value-type="float" office:value="0.0120229577000003" calcext:value-type="float">
            <text:p>0.0120229577</text:p>
          </table:table-cell>
          <table:table-cell office:value-type="float" office:value="3" calcext:value-type="float">
            <text:p>3</text:p>
          </table:table-cell>
          <table:table-cell office:value-type="float" office:value="1.666" calcext:value-type="float">
            <text:p>1.666</text:p>
          </table:table-cell>
          <table:table-cell office:value-type="float" office:value="6.56" calcext:value-type="float">
            <text:p>6.56</text:p>
          </table:table-cell>
          <table:table-cell office:value-type="float" office:value="0.0120229577000003" calcext:value-type="float">
            <text:p>0.0120229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zeroconf4</text:p>
          </table:table-cell>
          <table:table-cell office:value-type="float" office:value="5449" calcext:value-type="float">
            <text:p>5449</text:p>
          </table:table-cell>
          <table:table-cell office:value-type="float" office:value="2" calcext:value-type="float">
            <text:p>2</text:p>
          </table:table-cell>
          <table:table-cell office:value-type="float" office:value="0.096" calcext:value-type="float">
            <text:p>0.096</text:p>
          </table:table-cell>
          <table:table-cell office:value-type="float" office:value="3.519" calcext:value-type="float">
            <text:p>3.519</text:p>
          </table:table-cell>
          <table:table-cell office:value-type="float" office:value="0.00030757874015748" calcext:value-type="float">
            <text:p>0.0003075787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.076</text:p>
          </table:table-cell>
          <table:table-cell office:value-type="float" office:value="3.693" calcext:value-type="float">
            <text:p>3.693</text:p>
          </table:table-cell>
          <table:table-cell office:value-type="float" office:value="0.00030757874015748" calcext:value-type="float">
            <text:p>0.000307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zeroconf6</text:p>
          </table:table-cell>
          <table:table-cell office:value-type="float" office:value="10543" calcext:value-type="float">
            <text:p>10543</text:p>
          </table:table-cell>
          <table:table-cell office:value-type="float" office:value="4" calcext:value-type="float">
            <text:p>4</text:p>
          </table:table-cell>
          <table:table-cell office:value-type="float" office:value="0.269" calcext:value-type="float">
            <text:p>0.269</text:p>
          </table:table-cell>
          <table:table-cell office:value-type="float" office:value="7.973" calcext:value-type="float">
            <text:p>7.973</text:p>
          </table:table-cell>
          <table:table-cell office:value-type="float" office:value="0.000247628345267133" calcext:value-type="float">
            <text:p>0.0002476283</text:p>
          </table:table-cell>
          <table:table-cell office:value-type="float" office:value="4" calcext:value-type="float">
            <text:p>4</text:p>
          </table:table-cell>
          <table:table-cell office:value-type="float" office:value="0.231" calcext:value-type="float">
            <text:p>0.231</text:p>
          </table:table-cell>
          <table:table-cell office:value-type="float" office:value="8.101" calcext:value-type="float">
            <text:p>8.101</text:p>
          </table:table-cell>
          <table:table-cell office:value-type="float" office:value="0.000247628345267133" calcext:value-type="float">
            <text:p>0.0002476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zeroconf8</text:p>
          </table:table-cell>
          <table:table-cell office:value-type="float" office:value="17221" calcext:value-type="float">
            <text:p>17221</text:p>
          </table:table-cell>
          <table:table-cell office:value-type="float" office:value="4" calcext:value-type="float">
            <text:p>4</text:p>
          </table:table-cell>
          <table:table-cell office:value-type="float" office:value="0.469" calcext:value-type="float">
            <text:p>0.469</text:p>
          </table:table-cell>
          <table:table-cell office:value-type="float" office:value="14.675" calcext:value-type="float">
            <text:p>14.675</text:p>
          </table:table-cell>
          <table:table-cell office:value-type="float" office:value="0.00000903055533160375" calcext:value-type="float">
            <text:p>9.03055533160375E-006</text:p>
          </table:table-cell>
          <table:table-cell office:value-type="float" office:value="4" calcext:value-type="float">
            <text:p>4</text:p>
          </table:table-cell>
          <table:table-cell office:value-type="float" office:value="0.386" calcext:value-type="float">
            <text:p>0.386</text:p>
          </table:table-cell>
          <table:table-cell office:value-type="float" office:value="15.146" calcext:value-type="float">
            <text:p>15.146</text:p>
          </table:table-cell>
          <table:table-cell office:value-type="float" office:value="0.00000903055533160375" calcext:value-type="float">
            <text:p>9.03055533160375E-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_zeroconf-tb2_14</text:p>
          </table:table-cell>
          <table:table-cell office:value-type="float" office:value="29572" calcext:value-type="float">
            <text:p>29572</text:p>
          </table:table-cell>
          <table:table-cell office:value-type="float" office:value="3" calcext:value-type="float">
            <text:p>3</text:p>
          </table:table-cell>
          <table:table-cell office:value-type="float" office:value="0.239" calcext:value-type="float">
            <text:p>0.239</text:p>
          </table:table-cell>
          <table:table-cell office:value-type="float" office:value="30.265" calcext:value-type="float">
            <text:p>30.265</text:p>
          </table:table-cell>
          <table:table-cell office:value-type="float" office:value="0.0000000805934839141745" calcext:value-type="float">
            <text:p>8.05934839141745E-008</text:p>
          </table:table-cell>
          <table:table-cell office:value-type="float" office:value="3" calcext:value-type="float">
            <text:p>3</text:p>
          </table:table-cell>
          <table:table-cell office:value-type="float" office:value="0.179" calcext:value-type="float">
            <text:p>0.179</text:p>
          </table:table-cell>
          <table:table-cell office:value-type="float" office:value="30.471" calcext:value-type="float">
            <text:p>30.471</text:p>
          </table:table-cell>
          <table:table-cell office:value-type="float" office:value="0.0000000805934839141745" calcext:value-type="float">
            <text:p>8.05934839141745E-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_zeroconf-tb4_10</text:p>
          </table:table-cell>
          <table:table-cell office:value-type="float" office:value="19670" calcext:value-type="float">
            <text:p>19670</text:p>
          </table:table-cell>
          <table:table-cell office:value-type="float" office:value="2" calcext:value-type="float">
            <text:p>2</text:p>
          </table:table-cell>
          <table:table-cell office:value-type="float" office:value="0.133" calcext:value-type="float">
            <text:p>0.133</text:p>
          </table:table-cell>
          <table:table-cell office:value-type="float" office:value="27.184" calcext:value-type="float">
            <text:p>27.184</text:p>
          </table:table-cell>
          <table:table-cell office:value-type="float" office:value="0.333538385826772" calcext:value-type="float">
            <text:p>0.3335383858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 office:value-type="float" office:value="27.859" calcext:value-type="float">
            <text:p>27.859</text:p>
          </table:table-cell>
          <table:table-cell office:value-type="float" office:value="0.333538385826772" calcext:value-type="float">
            <text:p>0.3335383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_zeroconf-tb4_14</text:p>
          </table:table-cell>
          <table:table-cell office:value-type="float" office:value="42968" calcext:value-type="float">
            <text:p>42968</text:p>
          </table:table-cell>
          <table:table-cell office:value-type="float" office:value="2" calcext:value-type="float">
            <text:p>2</text:p>
          </table:table-cell>
          <table:table-cell office:value-type="float" office:value="0.267" calcext:value-type="float">
            <text:p>0.267</text:p>
          </table:table-cell>
          <table:table-cell office:value-type="float" office:value="74.546" calcext:value-type="float">
            <text:p>74.546</text:p>
          </table:table-cell>
          <table:table-cell office:value-type="float" office:value="0.00030757874015748" calcext:value-type="float">
            <text:p>0.0003075787</text:p>
          </table:table-cell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 office:value-type="float" office:value="72.996" calcext:value-type="float">
            <text:p>72.996</text:p>
          </table:table-cell>
          <table:table-cell office:value-type="float" office:value="0.00030757874015748" calcext:value-type="float">
            <text:p>0.000307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_team2obj_3</text:p>
          </table:table-cell>
          <table:table-cell office:value-type="float" office:value="12475" calcext:value-type="float">
            <text:p>12475</text:p>
          </table:table-cell>
          <table:table-cell office:value-type="float" office:value="4" calcext:value-type="float">
            <text:p>4</text:p>
          </table:table-cell>
          <table:table-cell office:value-type="float" office:value="0.129" calcext:value-type="float">
            <text:p>0.129</text:p>
          </table:table-cell>
          <table:table-cell office:value-type="float" office:value="10.362" calcext:value-type="float">
            <text:p>10.362</text:p>
          </table:table-cell>
          <table:table-cell office:value-type="float" office:value="0.871428571061226" calcext:value-type="float">
            <text:p>0.8714285711</text:p>
          </table:table-cell>
          <table:table-cell office:value-type="float" office:value="4" calcext:value-type="float">
            <text:p>4</text:p>
          </table:table-cell>
          <table:table-cell office:value-type="float" office:value="0.112" calcext:value-type="float">
            <text:p>0.112</text:p>
          </table:table-cell>
          <table:table-cell office:value-type="float" office:value="9.82" calcext:value-type="float">
            <text:p>9.82</text:p>
          </table:table-cell>
          <table:table-cell office:value-type="float" office:value="0.871428571061226" calcext:value-type="float">
            <text:p>0.8714285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_team2obj_4</text:p>
          </table:table-cell>
          <table:table-cell office:value-type="float" office:value="96665" calcext:value-type="float">
            <text:p>96665</text:p>
          </table:table-cell>
          <table:table-cell office:value-type="float" office:value="4" calcext:value-type="float">
            <text:p>4</text:p>
          </table:table-cell>
          <table:table-cell office:value-type="float" office:value="1.056" calcext:value-type="float">
            <text:p>1.056</text:p>
          </table:table-cell>
          <table:table-cell office:value-type="float" office:value="237.397" calcext:value-type="float">
            <text:p>237.397</text:p>
          </table:table-cell>
          <table:table-cell office:value-type="float" office:value="0.943877550776404" calcext:value-type="float">
            <text:p>0.9438775508</text:p>
          </table:table-cell>
          <table:table-cell office:value-type="float" office:value="4" calcext:value-type="float">
            <text:p>4</text:p>
          </table:table-cell>
          <table:table-cell office:value-type="float" office:value="1.038" calcext:value-type="float">
            <text:p>1.038</text:p>
          </table:table-cell>
          <table:table-cell office:value-type="float" office:value="241.247" calcext:value-type="float">
            <text:p>241.247</text:p>
          </table:table-cell>
          <table:table-cell office:value-type="float" office:value="0.943877550776404" calcext:value-type="float">
            <text:p>0.9438775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_team2obj_5</text:p>
          </table:table-cell>
          <table:table-cell office:value-type="float" office:value="907993" calcext:value-type="float">
            <text:p>907993</text:p>
          </table:table-cell>
          <table:table-cell office:value-type="float" office:value="2" calcext:value-type="float">
            <text:p>2</text:p>
          </table:table-cell>
          <table:table-cell office:value-type="float" office:value="4.642" calcext:value-type="float">
            <text:p>4.642</text:p>
          </table:table-cell>
          <table:table-cell office:value-type="float" office:value="7024.324" calcext:value-type="float">
            <text:p>7024.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31" calcext:value-type="float">
            <text:p>4.231</text:p>
          </table:table-cell>
          <table:table-cell office:value-type="float" office:value="7198.624" calcext:value-type="float">
            <text:p>7198.6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team3obj_3</text:p>
          </table:table-cell>
          <table:table-cell office:value-type="float" office:value="12475" calcext:value-type="float">
            <text:p>12475</text:p>
          </table:table-cell>
          <table:table-cell office:value-type="float" office:value="3" calcext:value-type="float">
            <text:p>3</text:p>
          </table:table-cell>
          <table:table-cell office:value-type="float" office:value="0.123" calcext:value-type="float">
            <text:p>0.123</text:p>
          </table:table-cell>
          <table:table-cell office:value-type="float" office:value="12.811" calcext:value-type="float">
            <text:p>12.811</text:p>
          </table:table-cell>
          <table:table-cell office:value-type="float" office:value="0.744897959184185" calcext:value-type="float">
            <text:p>0.7448979592</text:p>
          </table:table-cell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.108</text:p>
          </table:table-cell>
          <table:table-cell office:value-type="float" office:value="13.151" calcext:value-type="float">
            <text:p>13.151</text:p>
          </table:table-cell>
          <table:table-cell office:value-type="float" office:value="0.744897959184185" calcext:value-type="float">
            <text:p>0.7448979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team3obj_4</text:p>
          </table:table-cell>
          <table:table-cell office:value-type="float" office:value="96665" calcext:value-type="float">
            <text:p>96665</text:p>
          </table:table-cell>
          <table:table-cell office:value-type="float" office:value="5" calcext:value-type="float">
            <text:p>5</text:p>
          </table:table-cell>
          <table:table-cell office:value-type="float" office:value="1.195" calcext:value-type="float">
            <text:p>1.195</text:p>
          </table:table-cell>
          <table:table-cell office:value-type="float" office:value="316.672" calcext:value-type="float">
            <text:p>316.672</text:p>
          </table:table-cell>
          <table:table-cell office:value-type="float" office:value="0.92857142857279" calcext:value-type="float">
            <text:p>0.9285714286</text:p>
          </table:table-cell>
          <table:table-cell office:value-type="float" office:value="5" calcext:value-type="float">
            <text:p>5</text:p>
          </table:table-cell>
          <table:table-cell office:value-type="float" office:value="1.113" calcext:value-type="float">
            <text:p>1.113</text:p>
          </table:table-cell>
          <table:table-cell office:value-type="float" office:value="353.141" calcext:value-type="float">
            <text:p>353.141</text:p>
          </table:table-cell>
          <table:table-cell office:value-type="float" office:value="0.92857142857279" calcext:value-type="float">
            <text:p>0.9285714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team3obj_5</text:p>
          </table:table-cell>
          <table:table-cell office:value-type="float" office:value="907993" calcext:value-type="float">
            <text:p>907993</text:p>
          </table:table-cell>
          <table:table-cell office:value-type="float" office:value="2" calcext:value-type="float">
            <text:p>2</text:p>
          </table:table-cell>
          <table:table-cell office:value-type="float" office:value="5.736" calcext:value-type="float">
            <text:p>5.736</text:p>
          </table:table-cell>
          <table:table-cell office:value-type="float" office:value="9760.251" calcext:value-type="float">
            <text:p>9760.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24" calcext:value-type="float">
            <text:p>5.24</text:p>
          </table:table-cell>
          <table:table-cell office:value-type="float" office:value="9736.935" calcext:value-type="float">
            <text:p>9736.9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scheduler05</text:p>
          </table:table-cell>
          <table:table-cell office:value-type="float" office:value="31965" calcext:value-type="float">
            <text:p>31965</text:p>
          </table:table-cell>
          <table:table-cell office:value-type="float" office:value="8" calcext:value-type="float">
            <text:p>8</text:p>
          </table:table-cell>
          <table:table-cell office:value-type="float" office:value="2.967" calcext:value-type="float">
            <text:p>2.967</text:p>
          </table:table-cell>
          <table:table-cell office:value-type="float" office:value="3.429" calcext:value-type="float">
            <text:p>3.429</text:p>
          </table:table-cell>
          <table:table-cell office:value-type="float" office:value="16.1695987654304" calcext:value-type="float">
            <text:p>16.1695987654</text:p>
          </table:table-cell>
          <table:table-cell office:value-type="float" office:value="8" calcext:value-type="float">
            <text:p>8</text:p>
          </table:table-cell>
          <table:table-cell office:value-type="float" office:value="2.91" calcext:value-type="float">
            <text:p>2.91</text:p>
          </table:table-cell>
          <table:table-cell office:value-type="float" office:value="3.363" calcext:value-type="float">
            <text:p>3.363</text:p>
          </table:table-cell>
          <table:table-cell office:value-type="float" office:value="16.1695987654304" calcext:value-type="float">
            <text:p>16.1695987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scheduler25</text:p>
          </table:table-cell>
          <table:table-cell office:value-type="float" office:value="633735" calcext:value-type="float">
            <text:p>633735</text:p>
          </table:table-cell>
          <table:table-cell office:value-type="float" office:value="8" calcext:value-type="float">
            <text:p>8</text:p>
          </table:table-cell>
          <table:table-cell office:value-type="float" office:value="270.237" calcext:value-type="float">
            <text:p>270.237</text:p>
          </table:table-cell>
          <table:table-cell office:value-type="float" office:value="275.779" calcext:value-type="float">
            <text:p>275.779</text:p>
          </table:table-cell>
          <table:table-cell office:value-type="float" office:value="15.8145232563323" calcext:value-type="float">
            <text:p>15.8145232563</text:p>
          </table:table-cell>
          <table:table-cell office:value-type="float" office:value="8" calcext:value-type="float">
            <text:p>8</text:p>
          </table:table-cell>
          <table:table-cell office:value-type="float" office:value="243.66" calcext:value-type="float">
            <text:p>243.66</text:p>
          </table:table-cell>
          <table:table-cell office:value-type="float" office:value="248.97" calcext:value-type="float">
            <text:p>248.97</text:p>
          </table:table-cell>
          <table:table-cell office:value-type="float" office:value="15.8145232563323" calcext:value-type="float">
            <text:p>15.8145232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scheduler50</text:p>
          </table:table-cell>
          <table:table-cell office:value-type="float" office:value="2457510" calcext:value-type="float">
            <text:p>2457510</text:p>
          </table:table-cell>
          <table:table-cell office:value-type="float" office:value="8" calcext:value-type="float">
            <text:p>8</text:p>
          </table:table-cell>
          <table:table-cell office:value-type="float" office:value="2036.128" calcext:value-type="float">
            <text:p>2036.128</text:p>
          </table:table-cell>
          <table:table-cell office:value-type="float" office:value="2055.074" calcext:value-type="float">
            <text:p>2055.074</text:p>
          </table:table-cell>
          <table:table-cell office:value-type="float" office:value="15.7739858906503" calcext:value-type="float">
            <text:p>15.7739858907</text:p>
          </table:table-cell>
          <table:table-cell office:value-type="float" office:value="8" calcext:value-type="float">
            <text:p>8</text:p>
          </table:table-cell>
          <table:table-cell office:value-type="float" office:value="1850.07" calcext:value-type="float">
            <text:p>1850.07</text:p>
          </table:table-cell>
          <table:table-cell office:value-type="float" office:value="1868.047" calcext:value-type="float">
            <text:p>1868.047</text:p>
          </table:table-cell>
          <table:table-cell office:value-type="float" office:value="15.7739858906503" calcext:value-type="float">
            <text:p>15.7739858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_dpm100</text:p>
          </table:table-cell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2" calcext:value-type="float">
            <text:p>0.082</text:p>
          </table:table-cell>
          <table:table-cell office:value-type="float" office:value="121.612884209451" calcext:value-type="float">
            <text:p>121.6128842095</text:p>
          </table:table-cell>
          <table:table-cell table:number-columns-repeated="4" table:style-name="ce1" office:value-type="string" calcext:value-type="string">
            <text:p>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_dpm200</text:p>
          </table:table-cell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57.4636195665496" calcext:value-type="float">
            <text:p>57.4636195665</text:p>
          </table:table-cell>
          <table:table-cell table:number-columns-repeated="4" table:style-name="ce1" office:value-type="string" calcext:value-type="string">
            <text:p>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_dpm300</text:p>
          </table:table-cell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" calcext:value-type="float">
            <text:p>0.15</text:p>
          </table:table-cell>
          <table:table-cell office:value-type="float" office:value="46.4847780383503" calcext:value-type="float">
            <text:p>46.4847780384</text:p>
          </table:table-cell>
          <table:table-cell table:number-columns-repeated="4" table:style-name="ce1" office:value-type="string" calcext:value-type="string">
            <text:p>--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1:57:05.8161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0:56:39.343969000</meta:creation-date>
    <dc:date>2016-06-14T12:40:50.779933000</dc:date>
    <meta:editing-duration>PT1H17M16S</meta:editing-duration>
    <meta:editing-cycles>3</meta:editing-cycles>
    <meta:generator>LibreOffice/5.1.3.2$MacOSX_X86_64 LibreOffice_project/644e4637d1d8544fd9f56425bd6cec110e49301b</meta:generator>
    <meta:print-date>2016-06-14T12:39:51.437247000</meta:print-date>
    <meta:document-statistic meta:table-count="1" meta:cell-count="257" meta:object-count="0"/>
  </office:meta>
</office:document-meta>
</file>